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gl" fo:country="ES" officeooo:rsid="0019fa55" officeooo:paragraph-rsid="0019fa55"/>
    </style:style>
    <style:style style:name="P2" style:family="paragraph" style:parent-style-name="Standard">
      <style:text-properties fo:language="gl" fo:country="ES" officeooo:rsid="001f3464" officeooo:paragraph-rsid="001f3464"/>
    </style:style>
    <style:style style:name="P3" style:family="paragraph" style:parent-style-name="Standard">
      <style:text-properties fo:language="gl" fo:country="ES" officeooo:rsid="001f50e5" officeooo:paragraph-rsid="001f50e5"/>
    </style:style>
    <style:style style:name="P4" style:family="paragraph" style:parent-style-name="Standard">
      <style:text-properties fo:language="gl" fo:country="ES" style:text-underline-style="none" officeooo:rsid="001f69c1" officeooo:paragraph-rsid="001f50e5"/>
    </style:style>
    <style:style style:name="P5" style:family="paragraph" style:parent-style-name="Standard">
      <style:text-properties fo:language="gl" fo:country="ES" style:text-underline-style="none" officeooo:rsid="0020c782" officeooo:paragraph-rsid="0020c782"/>
    </style:style>
    <style:style style:name="P6" style:family="paragraph" style:parent-style-name="Standard">
      <style:text-properties fo:language="gl" fo:country="ES" style:text-underline-style="none" officeooo:rsid="0022f198" officeooo:paragraph-rsid="0022f198"/>
    </style:style>
    <style:style style:name="P7" style:family="paragraph" style:parent-style-name="Standard">
      <style:text-properties fo:language="gl" fo:country="ES" style:text-underline-style="none" officeooo:rsid="0022f198" officeooo:paragraph-rsid="0020c782"/>
    </style:style>
    <style:style style:name="P8" style:family="paragraph" style:parent-style-name="Standard">
      <style:text-properties fo:language="gl" fo:country="ES" style:text-underline-style="none" officeooo:rsid="002499b7" officeooo:paragraph-rsid="002499b7"/>
    </style:style>
    <style:style style:name="P9" style:family="paragraph" style:parent-style-name="Standard">
      <style:text-properties fo:language="gl" fo:country="ES" style:text-underline-style="none" officeooo:rsid="00267dec" officeooo:paragraph-rsid="00267dec"/>
    </style:style>
    <style:style style:name="P10" style:family="paragraph" style:parent-style-name="Standard">
      <style:text-properties fo:language="gl" fo:country="ES" style:text-underline-style="none" officeooo:rsid="00267dec" officeooo:paragraph-rsid="0042da28"/>
    </style:style>
    <style:style style:name="P11" style:family="paragraph" style:parent-style-name="Standard">
      <style:text-properties fo:language="gl" fo:country="ES" style:text-underline-style="none" officeooo:rsid="003e3ab8" officeooo:paragraph-rsid="003e3ab8"/>
    </style:style>
    <style:style style:name="P12" style:family="paragraph" style:parent-style-name="Standard">
      <style:text-properties fo:language="gl" fo:country="ES" style:text-underline-style="none" officeooo:rsid="003e3ab8" officeooo:paragraph-rsid="0022f198"/>
    </style:style>
    <style:style style:name="P13" style:family="paragraph" style:parent-style-name="Standard">
      <style:text-properties fo:language="gl" fo:country="ES" style:text-underline-style="none" officeooo:rsid="003d33ee" officeooo:paragraph-rsid="003d33ee"/>
    </style:style>
    <style:style style:name="P14" style:family="paragraph" style:parent-style-name="Standard">
      <style:text-properties fo:language="gl" fo:country="ES" style:text-underline-style="none" officeooo:rsid="0020fe94" officeooo:paragraph-rsid="003d33ee"/>
    </style:style>
    <style:style style:name="P15" style:family="paragraph" style:parent-style-name="Standard">
      <style:text-properties fo:language="gl" fo:country="ES" style:text-underline-style="none" officeooo:rsid="0027ad8b" officeooo:paragraph-rsid="0035fb3e"/>
    </style:style>
    <style:style style:name="P16" style:family="paragraph" style:parent-style-name="Standard">
      <style:text-properties fo:language="gl" fo:country="ES" style:text-underline-style="none" officeooo:rsid="004379b4" officeooo:paragraph-rsid="004379b4"/>
    </style:style>
    <style:style style:name="P17" style:family="paragraph" style:parent-style-name="Standard">
      <style:text-properties fo:language="gl" fo:country="ES" style:text-underline-style="none" officeooo:rsid="0045f7d9" officeooo:paragraph-rsid="0045f7d9"/>
    </style:style>
    <style:style style:name="P18" style:family="paragraph" style:parent-style-name="Standard">
      <style:text-properties fo:language="gl" fo:country="ES" style:text-underline-style="none" officeooo:rsid="00236725" officeooo:paragraph-rsid="00236725"/>
    </style:style>
    <style:style style:name="P19" style:family="paragraph" style:parent-style-name="Standard">
      <style:text-properties fo:language="gl" fo:country="ES" officeooo:rsid="001bb4cb" officeooo:paragraph-rsid="001bb4cb"/>
    </style:style>
    <style:style style:name="P20" style:family="paragraph" style:parent-style-name="Standard">
      <style:text-properties fo:language="gl" fo:country="ES" officeooo:rsid="002f1bba" officeooo:paragraph-rsid="002f1bba"/>
    </style:style>
    <style:style style:name="P21" style:family="paragraph" style:parent-style-name="Standard">
      <style:text-properties fo:language="gl" fo:country="ES" officeooo:rsid="002f1bba" officeooo:paragraph-rsid="003e3ab8"/>
    </style:style>
    <style:style style:name="P22" style:family="paragraph" style:parent-style-name="Standard">
      <style:text-properties fo:language="gl" fo:country="ES" officeooo:rsid="001be88c" officeooo:paragraph-rsid="0030de59"/>
    </style:style>
    <style:style style:name="P23" style:family="paragraph" style:parent-style-name="Standard">
      <style:text-properties fo:language="gl" fo:country="ES" officeooo:rsid="001be88c" officeooo:paragraph-rsid="003ffed9"/>
    </style:style>
    <style:style style:name="P24" style:family="paragraph" style:parent-style-name="Standard">
      <style:text-properties fo:language="gl" fo:country="ES" officeooo:rsid="001be88c" officeooo:paragraph-rsid="003717c2"/>
    </style:style>
    <style:style style:name="P25" style:family="paragraph" style:parent-style-name="Standard">
      <style:text-properties fo:language="gl" fo:country="ES" officeooo:rsid="00340d38" officeooo:paragraph-rsid="00340d38"/>
    </style:style>
    <style:style style:name="P26" style:family="paragraph" style:parent-style-name="Standard">
      <style:text-properties fo:language="gl" fo:country="ES" officeooo:rsid="0030de59" officeooo:paragraph-rsid="0030de59"/>
    </style:style>
    <style:style style:name="P27" style:family="paragraph" style:parent-style-name="Standard">
      <style:text-properties fo:language="gl" fo:country="ES" officeooo:rsid="003ffed9" officeooo:paragraph-rsid="003ffed9"/>
    </style:style>
    <style:style style:name="P28" style:family="paragraph" style:parent-style-name="Standard">
      <style:text-properties fo:language="gl" fo:country="ES" fo:font-weight="bold" officeooo:rsid="003ffed9" officeooo:paragraph-rsid="003ffed9" style:font-weight-asian="bold" style:font-weight-complex="bold"/>
    </style:style>
    <style:style style:name="P29" style:family="paragraph" style:parent-style-name="Standard">
      <style:text-properties fo:language="gl" fo:country="ES" officeooo:rsid="002dd757" officeooo:paragraph-rsid="002dd757"/>
    </style:style>
    <style:style style:name="P30" style:family="paragraph" style:parent-style-name="Standard">
      <style:text-properties fo:language="gl" fo:country="ES" officeooo:rsid="004c4185" officeooo:paragraph-rsid="004c4185"/>
    </style:style>
    <style:style style:name="P31" style:family="paragraph" style:parent-style-name="Standard">
      <style:text-properties fo:language="gl" fo:country="ES" officeooo:rsid="004dc4fd" officeooo:paragraph-rsid="004dc4fd"/>
    </style:style>
    <style:style style:name="P32" style:family="paragraph" style:parent-style-name="Standard">
      <style:text-properties style:text-underline-style="none" officeooo:rsid="0022f198" officeooo:paragraph-rsid="0022f198"/>
    </style:style>
    <style:style style:name="P33" style:family="paragraph" style:parent-style-name="Standard">
      <style:text-properties style:text-underline-style="none" officeooo:rsid="00236725" officeooo:paragraph-rsid="00236725"/>
    </style:style>
    <style:style style:name="P34" style:family="paragraph" style:parent-style-name="Standard">
      <style:text-properties style:text-underline-style="none" officeooo:rsid="003d33ee" officeooo:paragraph-rsid="003d33ee"/>
    </style:style>
    <style:style style:name="P35" style:family="paragraph" style:parent-style-name="Standard">
      <style:text-properties style:use-window-font-color="true" fo:language="gl" fo:country="ES" style:text-underline-style="none" officeooo:rsid="00316515" officeooo:paragraph-rsid="0039d350"/>
    </style:style>
    <style:style style:name="P36" style:family="paragraph" style:parent-style-name="Standard">
      <style:text-properties style:use-window-font-color="true" fo:language="gl" fo:country="ES" style:text-underline-style="none" officeooo:rsid="00316515" officeooo:paragraph-rsid="003ffed9"/>
    </style:style>
    <style:style style:name="P37" style:family="paragraph" style:parent-style-name="Standard">
      <style:text-properties style:use-window-font-color="true" fo:language="gl" fo:country="ES" style:text-underline-style="none" officeooo:rsid="003ffed9" officeooo:paragraph-rsid="003ffed9"/>
    </style:style>
    <style:style style:name="P38" style:family="paragraph" style:parent-style-name="Standard">
      <style:text-properties officeooo:rsid="00267dec" officeooo:paragraph-rsid="0035fb3e"/>
    </style:style>
    <style:style style:name="P39" style:family="paragraph" style:parent-style-name="Standard">
      <style:text-properties officeooo:rsid="004379b4" officeooo:paragraph-rsid="004379b4"/>
    </style:style>
    <style:style style:name="P40" style:family="paragraph" style:parent-style-name="Standard">
      <style:paragraph-properties style:border-line-width-bottom="0.088cm 0.026cm 0.026cm" fo:padding="0.074cm" fo:border-left="none" fo:border-right="none" fo:border-top="none" fo:border-bottom="4pt double #000000" style:join-border="false"/>
      <style:text-properties fo:language="gl" fo:country="ES" officeooo:rsid="0019fa55" officeooo:paragraph-rsid="0019fa55"/>
    </style:style>
    <style:style style:name="P41" style:family="paragraph" style:parent-style-name="Text_20_body">
      <style:text-properties officeooo:rsid="0039d350" officeooo:paragraph-rsid="0039d350"/>
    </style:style>
    <style:style style:name="P42" style:family="paragraph" style:parent-style-name="Standard">
      <style:text-properties fo:language="gl" fo:country="ES" officeooo:rsid="0030de59" officeooo:paragraph-rsid="003ffed9"/>
    </style:style>
    <style:style style:name="P43" style:family="paragraph" style:parent-style-name="Standard" style:list-style-name="L1">
      <style:text-properties fo:language="gl" fo:country="ES" officeooo:rsid="001f50e5" officeooo:paragraph-rsid="001f50e5"/>
    </style:style>
    <style:style style:name="P44" style:family="paragraph" style:parent-style-name="Standard" style:list-style-name="L3">
      <style:text-properties fo:language="gl" fo:country="ES" officeooo:rsid="0035fb3e" officeooo:paragraph-rsid="0035fb3e"/>
    </style:style>
    <style:style style:name="P45" style:family="paragraph" style:parent-style-name="Standard" style:list-style-name="L3">
      <style:text-properties fo:language="gl" fo:country="ES" officeooo:rsid="0035fb3e" officeooo:paragraph-rsid="00483ae6"/>
    </style:style>
    <style:style style:name="P46" style:family="paragraph" style:parent-style-name="Standard" style:list-style-name="L3">
      <style:text-properties fo:language="gl" fo:country="ES" officeooo:rsid="00363b84" officeooo:paragraph-rsid="00363b84"/>
    </style:style>
    <style:style style:name="P47" style:family="paragraph" style:parent-style-name="Standard" style:list-style-name="L1">
      <style:text-properties style:text-underline-style="none" officeooo:rsid="001f50e5" officeooo:paragraph-rsid="001f50e5"/>
    </style:style>
    <style:style style:name="P48" style:family="paragraph" style:parent-style-name="Standard" style:list-style-name="L3">
      <style:text-properties officeooo:rsid="0035fb3e" officeooo:paragraph-rsid="0035fb3e"/>
    </style:style>
    <style:style style:name="P49" style:family="paragraph" style:parent-style-name="Standard" style:list-style-name="L3">
      <style:paragraph-properties fo:break-before="page"/>
      <style:text-properties fo:language="gl" fo:country="ES" officeooo:rsid="0035fb3e" officeooo:paragraph-rsid="0035fb3e"/>
    </style:style>
    <style:style style:name="P50" style:family="paragraph" style:parent-style-name="Text_20_body" style:list-style-name="L2">
      <style:text-properties officeooo:rsid="004e0df2" officeooo:paragraph-rsid="004e0df2"/>
    </style:style>
    <style:style style:name="P51" style:family="paragraph" style:parent-style-name="Heading_20_2">
      <style:text-properties officeooo:rsid="0039d350" officeooo:paragraph-rsid="0039d350"/>
    </style:style>
    <style:style style:name="P52" style:family="paragraph" style:parent-style-name="Heading_20_2">
      <style:text-properties officeooo:rsid="004e0df2" officeooo:paragraph-rsid="004e0df2"/>
    </style:style>
    <style:style style:name="T1" style:family="text">
      <style:text-properties officeooo:rsid="001d3a89"/>
    </style:style>
    <style:style style:name="T2" style:family="text">
      <style:text-properties fo:language="gl" fo:country="ES"/>
    </style:style>
    <style:style style:name="T3" style:family="text">
      <style:text-properties fo:language="gl" fo:country="ES" officeooo:rsid="001f69c1"/>
    </style:style>
    <style:style style:name="T4" style:family="text">
      <style:text-properties fo:language="gl" fo:country="ES" officeooo:rsid="0020fe94"/>
    </style:style>
    <style:style style:name="T5" style:family="text">
      <style:text-properties fo:language="gl" fo:country="ES" officeooo:rsid="0022f198"/>
    </style:style>
    <style:style style:name="T6" style:family="text">
      <style:text-properties fo:language="gl" fo:country="ES" officeooo:rsid="00236725"/>
    </style:style>
    <style:style style:name="T7" style:family="text">
      <style:text-properties fo:language="gl" fo:country="ES" style:text-underline-style="none"/>
    </style:style>
    <style:style style:name="T8" style:family="text">
      <style:text-properties fo:language="gl" fo:country="ES" style:text-underline-style="none" officeooo:rsid="0027ad8b"/>
    </style:style>
    <style:style style:name="T9" style:family="text">
      <style:text-properties fo:language="gl" fo:country="ES" officeooo:rsid="0035fb3e"/>
    </style:style>
    <style:style style:name="T10" style:family="text">
      <style:text-properties fo:language="gl" fo:country="ES" officeooo:rsid="003e3ab8"/>
    </style:style>
    <style:style style:name="T11" style:family="text">
      <style:text-properties fo:language="gl" fo:country="ES" officeooo:rsid="004641da"/>
    </style:style>
    <style:style style:name="T12" style:family="text">
      <style:text-properties officeooo:rsid="002bacba"/>
    </style:style>
    <style:style style:name="T13" style:family="text">
      <style:text-properties officeooo:rsid="002d38d1"/>
    </style:style>
    <style:style style:name="T14" style:family="text">
      <style:text-properties officeooo:rsid="002a3e54"/>
    </style:style>
    <style:style style:name="T15" style:family="text">
      <style:text-properties officeooo:rsid="002f043d"/>
    </style:style>
    <style:style style:name="T16" style:family="text">
      <style:text-properties officeooo:rsid="0030de59"/>
    </style:style>
    <style:style style:name="T17" style:family="text">
      <style:text-properties officeooo:rsid="00340d38"/>
    </style:style>
    <style:style style:name="T18" style:family="text">
      <style:text-properties officeooo:rsid="0039d350"/>
    </style:style>
    <style:style style:name="T19" style:family="text">
      <style:text-properties officeooo:rsid="003b9a63"/>
    </style:style>
    <style:style style:name="T20" style:family="text">
      <style:text-properties officeooo:rsid="003d33ee"/>
    </style:style>
    <style:style style:name="T21" style:family="text">
      <style:text-properties fo:color="#ff0000" fo:language="gl" fo:country="ES"/>
    </style:style>
    <style:style style:name="T22" style:family="text">
      <style:text-properties fo:color="#ff0000" fo:language="gl" fo:country="ES" officeooo:rsid="003e3ab8"/>
    </style:style>
    <style:style style:name="T23" style:family="text">
      <style:text-properties officeooo:rsid="0022f198"/>
    </style:style>
    <style:style style:name="T24" style:family="text">
      <style:text-properties officeooo:rsid="0041e01e"/>
    </style:style>
    <style:style style:name="T25" style:family="text">
      <style:text-properties officeooo:rsid="00427283"/>
    </style:style>
    <style:style style:name="T26" style:family="text">
      <style:text-properties officeooo:rsid="004c4185"/>
    </style:style>
    <style:style style:name="T27" style:family="text">
      <style:text-properties officeooo:rsid="004c5ec3"/>
    </style:style>
    <style:style style:name="T28" style:family="text">
      <style:text-properties style:text-underline-style="none"/>
    </style:style>
    <style:style style:name="T29" style:family="text">
      <style:text-properties officeooo:rsid="004dc4fd"/>
    </style:style>
    <style:style style:name="T30" style:family="text">
      <style:text-properties officeooo:rsid="004e0df2"/>
    </style:style>
    <style:style style:name="T31" style:family="text">
      <style:text-properties officeooo:rsid="00527788"/>
    </style:style>
    <style:style style:name="T32" style:family="text">
      <style:text-properties style:use-window-font-color="true" fo:language="gl" fo:country="ES"/>
    </style:style>
    <style:style style:name="T33" style:family="text">
      <style:text-properties style:use-window-font-color="true" fo:language="gl" fo:country="ES" officeooo:rsid="003e3a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3">­</text:span>Hola, o meu nome é Iago Suárez e vou a pr<text:span text:style-name="T18">e</text:span>sentarlles o meu Traballo de Fin de Grao, unha Web para a análise de comportamento humano en zoas transitadas.</text:p>
      <text:p text:style-name="P1"/>
      <text:p text:style-name="P30">Para esta presentación explicaremos primeiro porque se fixo, en segundo lugar veremos como se montou explicando un pouco cada unha das partes, para logo explicar os casos de uso de forma interactiva mediante unha demo e por último <text:span text:style-name="T27">volveremos á presentación para </text:span>falar un pouco de <text:s/>como se xestionou o proxecto e que outras cousas nos gustaría mellorar nel de cara ao futuro.</text:p>
      <text:p text:style-name="P40"/>
      <text:p text:style-name="P1"/>
      <text:p text:style-name="P1">Pois ben, este proxecto surxe dende o laboratorio VARPA desta facultade, xa que neste laboratorio teñen un problema, moitas veces recurente no ámbito da investigación científica i e que teñen unha serie traballos que <text:span text:style-name="T26">analizan o comportamento </text:span>pero non son capaces de amosar os resultados destes traballos ao público. </text:p>
      <text:p text:style-name="P1"/>
      <text:p text:style-name="P1">En concreto o laboratorio dispón dunha serie de algoritmos que son <text:span text:style-name="T28">capaces</text:span> de analizar unha escena, e detectar os obxectos que poida haber involucrados nela, como coches, animais ou persoas, detectando ademais destes cales teñen un comportamento que é <text:span text:style-name="T1">estraño</text:span> en comparación cos demais. </text:p>
      <text:p text:style-name="P1"/>
      <text:p text:style-name="P29">Prantexous<text:span text:style-name="T16">e pois </text:span>a idea de crear <text:span text:style-name="T14">unha páxina web na que claquera poida subir un vídeo, o analice, e na propia páxina poida ver o resultado desa análise para verificar o seu funcionamento. </text:span></text:p>
      <text:p text:style-name="P29"/>
      <text:p text:style-name="P30">Ademais esta páxina <text:span text:style-name="T31">publicarase</text:span> ao público para que <text:span text:style-name="T29">calquera outro</text:span> cun sistema similar que detecte obxectos e <text:span text:style-name="T31">analiza</text:span> comportamento poderá empregar esta páxina para amosar o resultado desta análise.</text:p>
      <text:p text:style-name="P30"/>
      <text:p text:style-name="P31">Dicir tamén que os usuarios mais usuais serán os propios desarrolladores de algoritmos para o análise do comportamento, e puntualmente as terceiras persoas que desexen comprobar o comportamento des<text:span text:style-name="T30">t</text:span>a análise, polo cal o que se busca sobre todo é <text:span text:style-name="T30">crear unha web</text:span> <text:span text:style-name="T30">áxil e flexible </text:span>para realizar cambios mais que <text:span text:style-name="T30">unha web robusta e ríxida.</text:span></text:p>
      <text:p text:style-name="P31"/>
      <text:p text:style-name="P40"/>
      <text:p text:style-name="P19"/>
      <text:p text:style-name="P26">Agora veremos como se <text:span text:style-name="T31">constrúe</text:span> esta web. </text:p>
      <text:p text:style-name="P22"/>
      <text:p text:style-name="P22">Toda aplicación web é empregar un servidor e un cliente. </text:p>
      <text:p text:style-name="P22"/>
      <text:p text:style-name="P28">Servidor:</text:p>
      <text:p text:style-name="P22"/>
      <text:p text:style-name="P24">Neste caso o servidor está baseado en Django un famoso framework que traballa sobre Python. <text:span text:style-name="T16">Django permítenos centrarnos naqueles aspectos claves da aplicación porque simplifica o traballo en moitas outras tarefas, como por exemplo a creación de Entidades (que en Django se chaman modelos), xa que Django manexa automaticamente ou a xestión web de usuarios e Modelos para a que Django xa proporciona unha implementación por defecto. </text:span></text:p>
      <text:p text:style-name="P24"/>
      <text:p text:style-name="P27">Non obstante a tarefa de analizar o vídeo empregando os algoritmos que proporcionou o laboratorio extraeuse do que é a aplicación servidor de Django, nun compoñente que chamamos Sistema de Recoñecemento.</text:p>
      <text:p text:style-name="P2"/>
      <text:p text:style-name="P28">Sistema de Recoñecemento:</text:p>
      <text:p text:style-name="P27"/>
      <text:p text:style-name="P2"><text:span text:style-name="T12">E</text:span>ste sistema actúa como un programa de liña de comando ao que lle pasas un vídeo e che devolve <text:soft-page-break/>un arquivo XML coa análise que fai do vídeo. Esta análise divídese <text:span text:style-name="T12">á súa vez </text:span>en d<text:span text:style-name="T12">ú</text:span>as partes importantes, o tracking e o análise de comportamento. O primeiro detecta os obxectos detectados na <text:span text:style-name="T31">escena</text:span> e o segundo analiza distintas facetas do seu comportamento como a súa traxectoria o sospeitosa que parece o seu comportamento etcetera.</text:p>
      <text:p text:style-name="P2"/>
      <text:p text:style-name="P3">O motivo polo cal se crea este sistema como un programa de liña de comandos é que cada quen poida crear o seu propio sistema de recoñecemento bas<text:span text:style-name="T24">e</text:span>ado nun algoritmo, de xeito que independentemente de como funcione, <text:span text:style-name="T12">o servidor de Django </text:span>lle diga, oe Sistema de Recoñecemento, dame a análise <text:span text:style-name="T12">en XML</text:span> para este vídeo que me acaban de subir.</text:p>
      <text:p text:style-name="P23"/>
      <text:p text:style-name="P28">Cliente:</text:p>
      <text:p text:style-name="P27"/>
      <text:p text:style-name="P42">Por outro lado no cliente amósanse todos os datos enviados polo servidor, esta web é completamente responsive xa que adapta á perfección o seu deseño aos distintos dispositivos en parte grazas a bootstrap. </text:p>
      <text:p text:style-name="P23"/>
      <text:p text:style-name="P25"/>
      <text:p text:style-name="P20">&gt; Trasparerncia dos CU !</text:p>
      <text:p text:style-name="P20"/>
      <text:p text:style-name="P20">Agora veremos de xeito interactivo <text:span text:style-name="T17">os casos de uso desta aplicación sobre unha demo que realizaremos contra un servidor local aloxano no meu propio ordenador para non depender da wifi pero vostedes podrían acceder á páxina publicada en </text:span><text:a xlink:type="simple" xlink:href="http://www.ancoweb.es/" text:style-name="Internet_20_link" text:visited-style-name="Visited_20_Internet_20_Link"><text:span text:style-name="T17">www.ancoweb.es</text:span></text:a><text:span text:style-name="T17"> dende os seus dispositivos.</text:span></text:p>
      <text:p text:style-name="P20"/>
      <text:p text:style-name="P20">&gt; Demo </text:p>
      <text:p text:style-name="P20"/>
      <text:h text:style-name="P51" text:outline-level="2">Xestión de Usuarios:</text:h>
      <text:p text:style-name="P41">En canto a xesti<text:span text:style-name="T20">ó</text:span>n de usuarios, <text:span text:style-name="T19">precisase un sistema de autenticación mínimo para saber que usuario publica cada vídeo e para iso empregamos un </text:span>formulario básico para loguearse ou rexistrarse, que emprega as xestión de usuarios por defecto de Django. (Dicilo mentres facemos o registro, logout e login)</text:p>
      <text:h text:style-name="Heading_20_2" text:outline-level="2">Subida de Vídeo:</text:h>
      <text:p text:style-name="P3"><text:s/><text:span text:style-name="T20">Outro caso de uso é a subida de vídeo á plataforma. Este</text:span> proceso <text:span text:style-name="T20">está </text:span>compost<text:span text:style-name="T20">o:</text:span> </text:p>
      <text:list xml:id="list7509407401665971170" text:style-name="L1">
        <text:list-item>
          <text:p text:style-name="P43">pola carga deste vídeo ao servidor mediante unha chamada POST de HTTP <text:span text:style-name="T20">que se fai con este formulario (dicir mentres se encha o formulario).</text:span></text:p>
        </text:list-item>
        <text:list-item>
          <text:p text:style-name="P43">A conversión de este vídeo aos formatos soportados pola aplicación que son .MP4 e .WEBM</text:p>
        </text:list-item>
        <text:list-item>
          <text:p text:style-name="P47"><text:span text:style-name="T2">A análise de </text:span><text:span text:style-name="T3">este vídeo para obter o seu comportamento empregando o Sistema de Recoñecemento do que falamos antes.</text:span></text:p>
        </text:list-item>
      </text:list>
      <text:p text:style-name="P4"/>
      <text:p text:style-name="P5">Ademais de permitir subir vídeos, esta aplicación funciona tamén como un peque<text:span text:style-name="T20">n</text:span>o YouTube en miniatura <text:span text:style-name="T20">que p</text:span>ermite listar os distintos vídeos subidos nunha vista paxinada, e facer <text:span text:style-name="T15">buscas</text:span> segundo o seu nome. Se clicamos nun dos vídeos o que podemos é acceder á páxina na que se reproduce <text:span text:style-name="T20">o vídeo, que é o seguinte caso de uso que explicarei</text:span>.</text:p>
      <text:p text:style-name="P5"/>
      <text:h text:style-name="Heading_20_2" text:outline-level="2">Reprodución de Vídeos:</text:h>
      <text:list xml:id="list6916078032093301116" text:style-name="L2">
        <text:list-item>
          <text:p text:style-name="P50">Intro:</text:p>
        </text:list-item>
      </text:list>
      <text:p text:style-name="P13"><text:soft-page-break/>O que se desexa e poder observar os froitos do sistema de recoñecemento sobre o vídeo, pero como queriamos que estes fosen configurables para que poideses poñer ou quitar uns datos de analisis ou outros, decidiuse non escribir o análisis como parte do propio vídeo, senon que se envían en XML á web, e mediante tecnoloxía javascript amosanse en distintas capas &lt;canvas&gt; que se superpoñen ao vídeo. </text:p>
      <text:p text:style-name="P14"/>
      <text:p text:style-name="P34"><text:span text:style-name="T2">Estas </text:span><text:span text:style-name="T4">capacidades </text:span><text:span text:style-name="T2">de análise que se amosan sobre o vídeo son por exemplo </text:span><text:span text:style-name="T4">a de resaltar as deteccións de obxectos, marcar as traxectorias ou detectar obxectos anómalos, </text:span><text:span text:style-name="T2">todo elo configurable dende este panel que vemos á esquerda (fozar no panel activando e desactivando cousas mentres se di isto). </text:span><text:span text:style-name="T10">Nesta barra por exemplo podemos seleccionar como de anormal ten que ser a traxectoria dunha detección para que esta se considere sospeitosa.</text:span></text:p>
      <text:p text:style-name="P7"/>
      <text:p text:style-name="P11">Outro requisito importante era poder listar os obxectos detectados, así como ver claramente aqueles que están en escena agora mesmo, para dar solución a isto creouse unha <text:span text:style-name="T23">táboa de deteccións que amosa tódalas deteccións do vídeo </text:span>e unha<text:span text:style-name="T23"> a lista de obxectos en escena na que vemos unha pequena imaxe de cada un dos obxectos, </text:span>en ambos casos <text:span text:style-name="T23">identificados cunha cor particular.</text:span></text:p>
      <text:p text:style-name="P12"/>
      <text:p text:style-name="P32"><text:span text:style-name="T10">Tamén temos </text:span><text:span text:style-name="T2">dous botóns para descargar o víd</text:span><text:span text:style-name="T32">eo </text:span><text:span text:style-name="T33">e </text:span><text:span text:style-name="T32">a análise en XML, e o botón de executar de novo a análise,</text:span><text:span text:style-name="T33"> que fai que o servidor analice de novo o vídeo amosando o seu resultado posteriormente.</text:span></text:p>
      <text:p text:style-name="P6"/>
      <text:p text:style-name="P11">A última función que se engadiu a esta páxina é a capacidade de poder visualizar de perto a un obxecto que se considera sospeitoso, para elo <text:span text:style-name="T31">empréganse</text:span> ventás emerxentes en combinación cunha función para facer zoom sobre o vídeo de desarrollo propio <text:span text:style-name="T31">baseado</text:span> en javascript e &lt;canvas&gt;.</text:p>
      <text:p text:style-name="P21"/>
      <text:p text:style-name="P36">Quero deixar claro que tanto cliente como servidor prantexaronse de xeito modular, de forma que</text:p>
      <text:p text:style-name="P37">todas estas funcións das que falamos se foron engadondo módulo a módulo, e que cando se desexe engadir unha nova función a cantidade de código a modificar será mínima, este sistema modular está esplicado en detalle na memoria.</text:p>
      <text:p text:style-name="P35"/>
      <text:p text:style-name="P33"><text:span text:style-name="T2">Para rematar de falar da propia web, nada, dicir que é completamente responsive xa que empregamos </text:span><text:span text:style-name="T5">bootstrap </text:span><text:span text:style-name="T2">para melloralo aspecto, e que se probou en distintos navegadores, funcionando nos principais: Chrome, Firefox e Opera agás en Internet Explorer, que sempre vai un pouco rezagado en canto á adopción de standares.</text:span></text:p>
      <text:p text:style-name="P18"/>
      <text:h text:style-name="P52" text:outline-level="2">Validación</text:h>
      <text:p text:style-name="P8">En canto as probas, dicir que as distintas páxinas web foron validadas polo Validador do World Wide Web Consortium, que tanto o servidor en Python como o cliente en Javascript dispoñen das súas correspondentes probas, no caso do servidor empregase Djago e Selenium e no caso de Javascript empregando qUnit, e xa por último, que tamén os resultados en XML do Sistema de recoñecemento son validados contra un Documento de Definición de Tipos (DTD) que asegura que o resultado sexa comprensible.</text:p>
      <text:p text:style-name="P8"/>
      <text:p text:style-name="P10">Despois a última cousa da que me gustaría <text:span text:style-name="T25">falar é</text:span> <text:span text:style-name="T25">do entorno de desenvolvemento que se empregou.</text:span> <text:span text:style-name="T25">Como control de versións empregouse </text:span>GitHub, <text:span text:style-name="T25">e para a integración contínua </text:span>TravisCI e Coveralls <text:span text:style-name="T25">que leen collen o código dun commit de GitHub e executan as súas probas publicando unha análise de cobertura que agora mesmo está no 93% se estas son exitosas</text:span>.</text:p>
      <text:p text:style-name="P9"/>
      <text:p text:style-name="P38"><text:span text:style-name="T7">En canto á posta en produción unha vez que se tivo unha versión estable creouse en DigitalOcean, unha compañía de hosting, un servidor Ubuntu Server no que se montou un servidor Apache2 e coa axuda do módulo mod_wsgi publicouse a aplicación web </text:span><text:span text:style-name="T8">á que se pode acceder mediante o dominio </text:span><text:soft-page-break/><text:a xlink:type="simple" xlink:href="http://www.ancoweb.es/" text:style-name="Internet_20_link" text:visited-style-name="Visited_20_Internet_20_Link">www.ancoweb.es</text:a></text:p>
      <text:p text:style-name="P15"/>
      <text:p text:style-name="P39"><text:span text:style-name="T8">&gt; </text:span><text:span text:style-name="T7">Planificación e custos (leer traspa)</text:span></text:p>
      <text:p text:style-name="P16"/>
      <text:p text:style-name="P17">Por último as principais liñas futuras están compostas principalmente por funcionalidades que quedaron pendentes de implementar como son mostrar a velocidade dos obxectos en escea, amosar un potencial para ver os lugares mais transitados ou internacionalizar a aplicación. Nun futuro un pouco mais lexano gustaríanos tamén que a aplicación admitise vídeo en streaming de unha cámara conectada ao servidor ou remota podendo mostrar a análise do algoritmo sobre o vídeo en directo.</text:p>
      <text:list xml:id="list686029945977482100" text:style-name="L3">
        <text:list-item>
          <text:p text:style-name="P49">Motivación</text:p>
        </text:list-item>
        <text:list-item>
          <text:p text:style-name="P48"><text:span text:style-name="T9">E</text:span><text:span text:style-name="T2">studio de competencia - </text:span><text:span text:style-name="T11">OK</text:span></text:p>
        </text:list-item>
        <text:list-item>
          <text:p text:style-name="P44">Arquitectura do proxecto</text:p>
          <text:list>
            <text:list-item>
              <text:p text:style-name="P45">Servidor Web</text:p>
            </text:list-item>
            <text:list-item>
              <text:p text:style-name="P44">Sistema de Recoñecemento</text:p>
            </text:list-item>
            <text:list-item>
              <text:p text:style-name="P44">Cliente</text:p>
            </text:list-item>
          </text:list>
        </text:list-item>
        <text:list-item>
          <text:p text:style-name="P44">Funcionalidades + Demo</text:p>
          <text:list>
            <text:list-item>
              <text:p text:style-name="P46">Mínima xestión de usuarios</text:p>
            </text:list-item>
            <text:list-item>
              <text:p text:style-name="P46">Subir Vídeo</text:p>
            </text:list-item>
            <text:list-item>
              <text:p text:style-name="P46">Visualizar Vídeo</text:p>
            </text:list-item>
          </text:list>
        </text:list-item>
        <text:list-item>
          <text:p text:style-name="P48"><text:span text:style-name="T2">Metodoloxía e posta en </text:span><text:span text:style-name="T7">produción</text:span></text:p>
        </text:list-item>
        <text:list-item>
          <text:p text:style-name="P44">Liñas futur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5T20:27:00.762894126</meta:creation-date>
    <dc:date>2015-09-26T12:49:46.249484511</dc:date>
    <meta:editing-duration>PT20H53M26S</meta:editing-duration>
    <meta:editing-cycles>41</meta:editing-cycles>
    <meta:generator>LibreOffice/4.4.2.2$Linux_X86_64 LibreOffice_project/40m0$Build-2</meta:generator>
    <meta:document-statistic meta:table-count="0" meta:image-count="0" meta:object-count="0" meta:page-count="5" meta:paragraph-count="56" meta:word-count="1536" meta:character-count="9278" meta:non-whitespace-character-count="7803"/>
  </office:meta>
</office:document-meta>
</file>